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OUtils.getContextFilePath( String directoryPath , String filePa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OUtils.objectToByte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OUtils.deserializeString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OUtils.bytesToObject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OUtils.fileComponent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OUtils.getFullFilename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OUtils.pathComponent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OUtils.baseName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OUtils.serializeObject( File file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OUtils.isJavaKeyword( String key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Utils.serializeString( File file ,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Utils.normalizedFilename( String filenam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IOUtils.createFile( File destDir ,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OUtils.deserializeObject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OUtils.serializeString( File file , String string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